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fo:font-size="14pt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text-properties fo:color="#0084d1"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fo:color="#c500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R</text:p>
      <text:p text:style-name="P1"/>
      <text:p text:style-name="P2">SI (système d'information)</text:p>
      <text:p text:style-name="P5">GLPI = Gestionnaire de parc libre informatique</text:p>
      <text:p text:style-name="P3"/>
      <text:list xml:id="list2062540366571290521" text:style-name="L1">
        <text:list-item>
          <text:p text:style-name="P4">Remonter info</text:p>
        </text:list-item>
        <text:list-item>
          <text:p text:style-name="P4">Gestionnaire </text:p>
        </text:list-item>
        <text:list-item>
          <text:p text:style-name="P4">Outils → GLPI<text:span text:style-name="T1"> </text:span>→ fusion inventory <text:span text:style-name="T1">(flux de gestion matériel) </text:span>→ OS</text:p>
          <text:p text:style-name="P4"><text:s text:c="26"/>→ Users → Ticketing → 1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"><text:s text:c="16"/>→ 2</text:p>
                                              <text:p text:style-name="P4"><text:s text:c="16"/>→ 3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Qualifier et quantifier <text:span text:style-name="T1">(flux métiers, flux RH / Compta)</text:span></text:p>
        </text:list-item>
        <text:list-item>
          <text:p text:style-name="P4">Analyse</text:p>
        </text:list-item>
        <text:list-item>
          <text:p text:style-name="P4">Prendre des décisions</text:p>
        </text:list-item>
      </text:list>
      <text:p text:style-name="P3"/>
      <text:p text:style-name="P6"><text:a xlink:type="simple" xlink:href="https://openclassrooms.com/fr/courses/1730516-gerez-votre-parc-informatique-avec-glpi/5993301-decouvrez-la-gestion-de-parc-avec-glpi" text:style-name="Internet_20_link" text:visited-style-name="Visited_20_Internet_20_Link">https://openclassrooms.com/fr/courses/1730516-gerez-votre-parc-informatique-avec-glpi/5993301-decouvrez-la-gestion-de-parc-avec-glpi</text:a></text:p>
      <text:p text:style-name="P6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1-12-21T08:06:50</meta:creation-date>
    <meta:document-statistic meta:table-count="0" meta:image-count="0" meta:object-count="0" meta:page-count="1" meta:paragraph-count="13" meta:word-count="59" meta:character-count="478"/>
    <dc:date>2021-12-21T08:40:14</dc:date>
    <dc:creator>Jordan </dc:creator>
    <meta:editing-duration>PT2M53S</meta:editing-duration>
    <meta:editing-cycles>1</meta:editing-cycles>
    <meta:generator>OpenOffice/4.1.7$Unix OpenOffice.org_project/417m1$Build-9800</meta:generator>
  </office:meta>
</office:document-meta>
</file>